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color="#FF3333"/>
    </style:style>
    <style:style style:name="ce7" style:family="table-cell" style:parent-style-name="Default" style:data-style-name="N0">
      <style:table-cell-properties style:vertical-align="automatic" style:shrink-to-fit="true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8.493125cm"/>
    </style:style>
    <style:style style:name="co6" style:family="table-column">
      <style:table-column-properties fo:break-before="auto" style:column-width="9.04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3" table:style-name="ce19">
            <text:p>x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20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1" table:style-name="ce20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CADASTRAR PROFISSIONAL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CADASTRAR CLIENTE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RESGATAR USUARIO E/OU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ENTRAR NO SISTEM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LTERAR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VALIDAR CADASTRO VIA E-MAIL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LOGAR FB/GMAIL</text:p>
          </table:table-cell>
          <table:table-cell office:value-type="string" table:style-name="ce4">
            <text:p>ÚTIL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3">
          <table:table-cell table:style-name="ce4"/>
          <table:table-cell table:style-name="ce6"/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table:number-columns-repeated="4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1">
            <text:p>CHAPTER 2: CLIENT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FILTRAR PROFISSIONAL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office:value-type="string" table:style-name="ce4">
            <text:p>POR DISPONIBILIDADE DE DATAS, POR REGIAO ...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AVALIAR PROFISSIONAL</text:p>
          </table:table-cell>
          <table:table-cell office:value-type="string" table:style-name="ce4">
            <text:p>IMPORTANTE</text:p>
          </table:table-cell>
          <table:table-cell office:value-type="float" office:value="5" table:style-name="ce5">
            <text:p>5</text:p>
          </table:table-cell>
          <table:table-cell table:style-name="ce4"/>
          <table:table-cell office:value-type="string" table:style-name="ce4">
            <text:p>REQUISITO PARA O CLIENTE AVALIAR: O PROFISSIONAL SELECIONARA O CLIENTE COMO CONTRATADOR DA TAREFA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CONTATO CLIENTE/PROFISSIONAL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DIDO DE ORÇAMENTO, DÚVIDAS, ETC.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MURAL DE SERVIÇOS</text:p>
          </table:table-cell>
          <table:table-cell office:value-type="string" table:style-name="ce4">
            <text:p>CRÍTICO</text:p>
          </table:table-cell>
          <table:table-cell table:style-name="ce5"/>
          <table:table-cell table:style-name="ce4"/>
          <table:table-cell office:value-type="string" table:style-name="ce4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8" table:style-name="ce4">
            <text:p>8</text:p>
          </table:table-cell>
          <table:table-cell office:value-type="string" table:style-name="ce4">
            <text:p>COMPARAR PROFISSIONAIS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RELATÓRIOS DE SERVIÇOS</text:p>
          </table:table-cell>
          <table:table-cell office:value-type="string" table:style-name="ce4">
            <text:p>IMPORTANTE</text:p>
          </table:table-cell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LOCALIZAR USUÁRIO (PROFISSIONAL)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LO IP DE ACESSO SERÁ LOCALIZADO NO MAP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2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EMITIR RELATÓRIOS DE CLIENTE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EMITIR RELATÓRIOS DE PROFISSIONAI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EMITIR RELATÓRIOS DE USUARIOS</text:p>
          </table:table-cell>
          <table:table-cell table:number-columns-repeated="4" table:style-name="ce4"/>
          <table:table-cell table:number-columns-repeated="16378"/>
        </table:table-row>
        <table:table-row table:number-rows-repeated="4" table:style-name="ro1">
          <table:table-cell table:number-columns-repeated="6" table:style-name="ce4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23">
            <text:p>CHAPTER 4: O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UBLICAR TRABALHOS CONCLUIDOS</text:p>
          </table:table-cell>
          <table:table-cell office:value-type="string" table:style-name="ce4">
            <text:p>IMPORTANTE</text:p>
          </table:table-cell>
          <table:table-cell table:number-columns-repeated="2" table:style-name="ce4"/>
          <table:table-cell office:value-type="string" table:style-name="ce4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PUBLICAR QUALIFICAÇÕES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AVALIAR O CLIENTE</text:p>
          </table:table-cell>
          <table:table-cell office:value-type="string" table:style-name="ce4">
            <text:p>IMPORTANTE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CONTATO PROFISSIONAL/CLIENTE</text:p>
          </table:table-cell>
          <table:table-cell office:value-type="string" table:style-name="ce4">
            <text:p>CRÍTICO</text:p>
          </table:table-cell>
          <table:table-cell table:number-columns-repeated="2" table:style-name="ce4"/>
          <table:table-cell office:value-type="string" table:style-name="ce4">
            <text:p>SOMENTE PARA CLIENTES QUE SOLICITEM SERVIÇO. ORÇAMENTO, TIRA DÚVIDAS, ETC.</text:p>
          </table:table-cell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GENDAR TRABALHOS<text:span text:style-name="T1"><text:s/></text:span>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9">
            <text:p>HISTÓRICOS DE CLIENTES</text:p>
          </table:table-cell>
          <table:table-cell office:value-type="string" table:style-name="ce9">
            <text:p>ÚTIL</text:p>
          </table:table-cell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2">
          <table:table-cell office:value-type="float" office:value="7" table:style-name="ce8">
            <text:p>7</text:p>
          </table:table-cell>
          <table:table-cell office:value-type="string" table:style-name="ce11">
            <text:p>LOCALIZAR USUÁRIO (CLIENTE)</text:p>
          </table:table-cell>
          <table:table-cell office:value-type="string" table:style-name="ce12">
            <text:p>CRÍTICO</text:p>
          </table:table-cell>
          <table:table-cell table:number-columns-repeated="2" table:style-name="ce13"/>
          <table:table-cell office:value-type="string" table:style-name="ce11">
            <text:p>PELO IP DE ACESSO SERÁ LOCALIZADO NO MAPA</text:p>
          </table:table-cell>
          <table:table-cell table:number-columns-repeated="16378"/>
        </table:table-row>
        <table:table-row table:style-name="ro2">
          <table:table-cell office:value-type="float" office:value="8" table:style-name="ce8">
            <text:p>8</text:p>
          </table:table-cell>
          <table:table-cell office:value-type="string" table:style-name="ce11">
            <text:p>MODALIDADE PROFISSIONAL</text:p>
          </table:table-cell>
          <table:table-cell office:value-type="string" table:style-name="ce12">
            <text:p>CRÍTICO</text:p>
          </table:table-cell>
          <table:table-cell table:number-columns-repeated="2" table:style-name="ce13"/>
          <table:table-cell office:value-type="string" table:style-name="ce11">
            <text:p>PROFISSIONAL SER MELHOR VISUALIZADO NO RANKING OU MAPA</text:p>
          </table:table-cell>
          <table:table-cell table:number-columns-repeated="16378"/>
        </table:table-row>
        <table:table-row table:style-name="ro2">
          <table:table-cell table:style-name="ce8"/>
          <table:table-cell table:style-name="ce11"/>
          <table:table-cell table:style-name="ce12"/>
          <table:table-cell table:number-columns-repeated="2" table:style-name="ce13"/>
          <table:table-cell table:style-name="ce11"/>
          <table:table-cell table:number-columns-repeated="16378"/>
        </table:table-row>
        <table:table-row table:style-name="ro2">
          <table:table-cell table:style-name="ce8"/>
          <table:table-cell table:style-name="ce11"/>
          <table:table-cell table:number-columns-repeated="3" table:style-name="ce13"/>
          <table:table-cell table:style-name="ce11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3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4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4">
            <text:p>CRIAR REPOSITÓRIO GITHUB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" table:style-name="ce16">
            <text:p>2</text:p>
          </table:table-cell>
          <table:table-cell office:value-type="string" table:style-name="ce4">
            <text:p>CRIAR AMBIENTE DE DESENVOLVIMENTO</text:p>
          </table:table-cell>
          <table:table-cell table:style-name="ce4"/>
          <table:table-cell table:style-name="ce5"/>
          <table:table-cell table:style-name="ce4"/>
          <table:table-cell office:value-type="string" table:style-name="ce4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2" table:style-name="ce17">
            <text:p>2</text:p>
          </table:table-cell>
          <table:table-cell office:value-type="string" table:style-name="ce4">
            <text:p>CRIAR AMBIENTE DE DESENVOLVIMENT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NETBEANS, APACHE TOMCAT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4">
            <text:p>CRIAR AMBIENTE DE GERENCIAMENTO TRELL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style-name="ce18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table:number-columns-repeated="4" table:style-name="ce4"/>
          <table:table-cell table:style-name="ce18"/>
          <table:table-cell table:number-columns-repeated="16378"/>
        </table:table-row>
        <table:table-row table:style-name="ro5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style-name="ce18"/>
          <table:table-cell table:number-columns-repeated="4" table:style-name="ce4"/>
          <table:table-cell table:number-columns-repeated="16378"/>
        </table:table-row>
        <table:table-row table:number-rows-repeated="5"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number-rows-repeated="7" table:style-name="ro1">
          <table:table-cell/>
          <table:table-cell table:number-columns-repeated="5" table:style-name="ce4"/>
          <table:table-cell table:number-columns-repeated="16378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5-09-03T13:20:20Z</meta:creation-date>
    <dc:date>2016-03-31T17:47:06Z</dc:date>
    <meta:editing-cycles>26</meta:editing-cycles>
    <meta:editing-duration>PT15478S</meta:editing-duration>
    <meta:user-defined meta:name="WorkbookGuid">b7ee9a65-85d2-4482-8eaa-4880fce4d0d7</meta:user-defined>
  </office:meta>
</office:document-meta>
</file>